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70000006993319AFA2EB12AA2.jpg" manifest:media-type="image/jpeg"/>
  <manifest:file-entry manifest:full-path="Pictures/10000000000002580000038487FDF139E3432913.jpg" manifest:media-type="image/jpeg"/>
  <manifest:file-entry manifest:full-path="Pictures/10000000000001BD000001ADD0DCCDDCACBB5298.jpg" manifest:media-type="image/jpeg"/>
  <manifest:file-entry manifest:full-path="Pictures/1000000000000BB800000BB8E6F20862C5AEE10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9598" draw:opacity="100%" draw:textarea-horizontal-align="justify" draw:textarea-vertical-align="middle" draw:auto-grow-height="false" fo:min-height="0.258cm" fo:min-width="0.278cm"/>
    </style:style>
    <style:style style:name="gr3" style:family="graphic" style:parent-style-name="standard">
      <style:graphic-properties draw:fill-color="#009598" draw:textarea-horizontal-align="justify" draw:textarea-vertical-align="middle" draw:auto-grow-height="false" fo:min-height="0.19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9598" draw:opacity="100%"/>
      <style:paragraph-properties fo:text-align="center"/>
    </style:style>
    <style:style style:name="P3" style:family="paragraph">
      <loext:graphic-properties draw:fill-color="#009598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53cm" svg:height="7.43cm" svg:x="1.127cm" svg:y="8.747cm">
          <draw:image xlink:href="Pictures/10000000000002580000038487FDF139E3432913.jpg" xlink:type="simple" xlink:show="embed" xlink:actuate="onLoad">
            <text:p/>
          </draw:image>
        </draw:frame>
        <draw:frame draw:style-name="gr1" draw:text-style-name="P1" draw:layer="layout" svg:width="5.334cm" svg:height="5.334cm" svg:x="7.223cm" svg:y="9.509cm">
          <draw:image xlink:href="Pictures/1000000000000BB800000BB8E6F20862C5AEE10D.jpg" xlink:type="simple" xlink:show="embed" xlink:actuate="onLoad">
            <text:p/>
          </draw:image>
        </draw:frame>
        <draw:custom-shape draw:style-name="gr2" draw:text-style-name="P2" draw:layer="layout" svg:width="0.889cm" svg:height="1.016cm" svg:x="6.207cm" svg:y="11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223cm" svg:height="6cm" svg:x="13.954cm" svg:y="7.477cm">
          <draw:image xlink:href="Pictures/10000000000001BD000001ADD0DCCDDCACBB5298.jpg" xlink:type="simple" xlink:show="embed" xlink:actuate="onLoad">
            <text:p/>
          </draw:image>
        </draw:frame>
        <draw:custom-shape draw:style-name="gr2" draw:text-style-name="P2" draw:layer="layout" svg:width="0.889cm" svg:height="1.016cm" svg:x="12.684cm" svg:y="9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889cm" svg:height="0.508cm" svg:x="16.494cm" svg:y="13.5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3.834cm" svg:height="2.666cm" svg:x="14.946cm" svg:y="14.208cm">
          <draw:image xlink:href="Pictures/10000000000000970000006993319AFA2EB12AA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2:30:36.205461608</meta:creation-date>
    <dc:date>2018-07-15T22:58:52.824228698</dc:date>
    <meta:editing-duration>PT7M45S</meta:editing-duration>
    <meta:editing-cycles>3</meta:editing-cycles>
    <meta:generator>LibreOffice/6.0.3.2$Linux_X86_64 LibreOffice_project/00m0$Build-2</meta:generator>
    <meta:document-statistic meta:object-count="7"/>
  </office:meta>
</office:document-meta>
</file>